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canaro" svg:font-family="canaro, sans-serif"/>
  </office:font-face-decls>
  <office:automatic-styles>
    <style:style style:name="P1" style:family="paragraph" style:parent-style-name="Standard">
      <style:text-properties officeooo:paragraph-rsid="001743d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7aef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743de"/>
    </style:style>
    <style:style style:name="P4" style:family="paragraph" style:parent-style-name="Standard">
      <style:text-properties officeooo:paragraph-rsid="0014fd2f"/>
    </style:style>
    <style:style style:name="P5" style:family="paragraph" style:parent-style-name="Standard">
      <style:text-properties fo:font-size="10.5pt" officeooo:paragraph-rsid="0014fd2f" style:font-size-asian="10.5pt" style:font-size-complex="10.5pt"/>
    </style:style>
    <style:style style:name="P6" style:family="paragraph" style:parent-style-name="Text_20_body" style:list-style-name="L2">
      <style:text-properties fo:font-size="10.5pt" officeooo:paragraph-rsid="0014fd2f" style:font-size-asian="10.5pt" style:font-size-complex="10.5pt"/>
    </style:style>
    <style:style style:name="P7" style:family="paragraph" style:parent-style-name="Text_20_body" style:list-style-name="L2">
      <style:text-properties fo:font-size="10.5pt" style:font-size-asian="10.5pt" style:font-size-complex="10.5pt"/>
    </style:style>
    <style:style style:name="P8" style:family="paragraph" style:parent-style-name="Text_20_body">
      <style:text-properties fo:font-size="10.5pt" style:font-size-asian="10.5pt" style:font-size-complex="10.5pt"/>
    </style:style>
    <style:style style:name="P9" style:family="paragraph" style:parent-style-name="Standard">
      <style:text-properties fo:font-size="10.5pt" officeooo:paragraph-rsid="001743de" style:font-size-asian="10.5pt" style:font-size-complex="10.5pt"/>
    </style:style>
    <style:style style:name="P10" style:family="paragraph" style:parent-style-name="Standard">
      <style:text-properties officeooo:paragraph-rsid="0018b6a6"/>
    </style:style>
    <style:style style:name="P11" style:family="paragraph" style:parent-style-name="Standard">
      <style:text-properties fo:color="#000080" loext:opacity="100%" style:text-underline-style="solid" style:text-underline-width="auto" style:text-underline-color="font-color" officeooo:paragraph-rsid="0018b6a6"/>
    </style:style>
    <style:style style:name="T1" style:family="text">
      <style:text-properties officeooo:rsid="001743de"/>
    </style:style>
    <style:style style:name="T2" style:family="text">
      <style:text-properties fo:font-weight="bold" officeooo:rsid="0014fd2f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43de" style:font-weight-asian="bold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80" loext:opacity="100%"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zpoznawanie mimiki twarz<text:span text:style-name="T1">y</text:span><text:line-break/><text:line-break/>ogólny plan i podział zadań w zespole<text:line-break/><text:line-break/>Celem projektu jest stworzenie systemu, który automatycznie rozpoznaje emocje na podstawie zdjęć twarzy. <text:line-break/>Taki system może być używany w różnych sytuacjach, na przykład w analizie zachowań klientów, w grach komputerowych, lub do monitorowania stanu emocjonalnego pacjentów.<text:line-break/><text:line-break/>W zespole są trzy osoby, a podział zadań wygląda następująco:</text:p>
      <text:p text:style-name="P1"/>
      <text:list text:style-name="L1">
        <text:list-item>
          <text:p text:style-name="P2"><text:span text:style-name="T2">P</text:span><text:span text:style-name="T3">rogramista dan</text:span><text:span text:style-name="T4">ych</text:span> – będzie zajmować się zbieraniem danych, przygotowaniem obrazów twarzy oraz przetwarzaniem ich tak, aby były gotowe do analizy.</text:p>
        </text:list-item>
        <text:list-item>
          <text:p text:style-name="P2"><text:span text:style-name="T3">Programista modeli </text:span>– skoncentruje się na tworzeniu i trenowaniu modeli uczenia maszynowego, które będą wykorzystywane do rozpoznawania emocji.</text:p>
        </text:list-item>
        <text:list-item>
          <text:p text:style-name="P3"><text:span text:style-name="T3">Programista integrator</text:span> – zadba o połączenie wszystkich elementów systemu, tak aby działały razem i były dostępne dla użytkownika.<text:line-break/><text:line-break/>Wybraliśmy Python jako język programowania, ponieważ ma dużo bibliotek do analizy danych i budowy modeli, takich jak TensorFlow, Keras, OpenCV, czy scikit-learn.</text:p>
        </text:list-item>
      </text:list>
      <text:p text:style-name="P4"/>
      <text:p text:style-name="P4">Jeśli chodzi o narzędzia do przetwarzania danych, wstępnie wybraliśmy:<text:line-break/><text:line-break/><text:span text:style-name="T5">OpenCV do przetwarzania obrazów i wykrywania twarzy,<text:line-break/>TensorFlow? i Keras do budowy modeli rozpoznawania emocji,<text:line-break/>Pandas i NumPy do pracy z danymi oraz przygotowania ich do analizy.</text:span></text:p>
      <text:p text:style-name="P5"/>
      <text:list text:style-name="L2">
        <text:list-item>
          <text:p text:style-name="P6">Scikit-learn to popularna biblioteka Python do uczenia maszynowego, znana z prostego interfejsu, który ułatwia pracę z różnymi modelami. Jest idealna do pracy z danymi tabelarycznymi i zawiera narzędzia do przetwarzania danych, wyboru modelu i ewaluacji.</text:p>
        </text:list-item>
        <text:list-item>
          <text:p text:style-name="P7">Pycaret jest rozwiązaniem low-code, które automatyzuje wiele kroków w procesie uczenia maszynowego, ułatwiając początkującym użytkownikom dostęp do zaawansowanych funkcji AutoML i MLOps.</text:p>
        </text:list-item>
        <text:list-item>
          <text:p text:style-name="P7">PyTorch skupia się na tworzeniu sieci neuronowych i jest idealny do pracy z danymi obrazowymi lub tekstowymi. Jest szeroko stosowany w branży, np. w Tesla Autopilot, i oferuje skalowalne rozwiązania.</text:p>
        </text:list-item>
        <text:list-item>
          <text:p text:style-name="P7">TensorFlow, opracowany przez Google, jest jedną z najbardziej dojrzałych bibliotek do głębokiego uczenia. Dzięki swojej elastyczności może być wdrażany na różnych platformach, od urządzeń mobilnych po serwery.</text:p>
        </text:list-item>
        <text:list-item>
          <text:p text:style-name="P7">Keras jest z kolei prostszym interfejsem do TensorFlow, umożliwiając szybkie eksperymentowanie z sieciami neuronowymi bez zagłębiania się w złożoności kodu.</text:p>
        </text:list-item>
        <text:list-item>
          <text:p text:style-name="P7">FastAI, oparte na PyTorch, oferuje uproszczone API, które ułatwia wdrażanie nowoczesnych rozwiązań Deep Learningu, jednocześnie dając badaczom narzędzia do pracy na niższym poziomie.</text:p>
        </text:list-item>
      </text:list>
      <text:p text:style-name="P8">Każda z tych bibliotek ma swoje mocne strony, a wybór odpowiedniej zależy od konkretnego zadania i rodzaju danych, z którymi pracujemy.</text:p>
      <text:p text:style-name="P5"/>
      <text:p text:style-name="P9">OpenCV (Open Source Computer Vision Library) to otwartoźródłowa biblioteka służąca do rozpoznawania obrazu i uczenia maszynowego, licencjonowana na zasadach Apache 2. Zawiera ponad 2500 zoptymalizowanych algorytmów, które umożliwiają m.in. rozpoznawanie twarzy, obiektów, analizę nagrań wideo, generowanie modeli 3D i zastosowania w rzeczywistości rozszerzonej. Biblioteka jest szeroko stosowana w firmach takich jak Google, Intel, Microsoft oraz w startupach i instytucjach rządowych. OpenCV obsługuje interfejsy dla C++, Pythona, Javy i MATLAB-a, działa na wielu systemach operacyjnych, i jest zoptymalizowana pod kątem aplikacji w czasie <text:soft-page-break/>rzeczywistym, wspierając technologie CUDA i OpenCL. <text:line-break/></text:p>
      <text:p text:style-name="P10"><text:span text:style-name="T5">Pandas to biblioteka Python do analizy danych, rozwijana od 2008 roku, open source od 2009 i sponsorowana przez NumFOCUS od 2015. Oferuje szybki obiekt DataFrame, narzędzia do pracy z różnymi formatami danych (CSV, Excel, SQL), elastyczne przekształcanie i grupowanie danych oraz wsparcie dla szeregów czasowych. Jest wydajna dzięki kodowi w Cythonie i C, a jej misją jest bycie kluczowym narzędziem do analizy danych w Pythonie. Pandas ma na celu bycie elastycznym, darmowym i dostępnym narzędziem dla wszystkich. </text:span><text:line-break/><text:line-break/><text:span text:style-name="T6">Plan zakłada stworzenie systemu rozpoznającego kilka podstawowych emocji, takich jak radość, smutek czy złość.</text:span><text:line-break/><text:line-break/><text:line-break/>Bibliografia</text:p>
      <text:p text:style-name="P11">Python. Machine learning i deep learning. Biblioteki scikit-learn i TensorFlow 2. Wydanie III</text:p>
      <text:p text:style-name="P10"><text:span text:style-name="T7">Programista sieci neuronowe od podstaw</text:span><text:line-break/><text:a xlink:type="simple" xlink:href="https://bulldogjob.pl/readme/6-narzedzi-do-machine-learning-w-pythonie" text:style-name="Internet_20_link" text:visited-style-name="Visited_20_Internet_20_Link">https://bulldogjob.pl/readme/6-narzedzi-do-machine-learning-w-pythonie</text:a></text:p>
      <text:p text:style-name="Standard"><text:a xlink:type="simple" xlink:href="https://opencv.org/about/" text:style-name="Internet_20_link" text:visited-style-name="Visited_20_Internet_20_Link">https://opencv.org/about/</text:a></text:p>
      <text:p text:style-name="Standard"><text:a xlink:type="simple" xlink:href="https://pandas.pydata.org/about/" text:style-name="Internet_20_link" text:visited-style-name="Visited_20_Internet_20_Link">https://pandas.pydata.org/about/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canaro" svg:font-family="canar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9:44:32.958000000</meta:creation-date>
    <meta:editing-duration>PT15M35S</meta:editing-duration>
    <meta:editing-cycles>5</meta:editing-cycles>
    <meta:generator>LibreOffice/24.8.2.1$Windows_X86_64 LibreOffice_project/0f794b6e29741098670a3b95d60478a65d05ef13</meta:generator>
    <dc:date>2024-10-18T10:00:08.167000000</dc:date>
    <meta:document-statistic meta:table-count="0" meta:image-count="0" meta:object-count="0" meta:page-count="2" meta:paragraph-count="18" meta:word-count="555" meta:character-count="4163" meta:non-whitespace-character-count="3620"/>
  </office:meta>
</office:document-meta>
</file>